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itecture du cluster</text:p>
      <text:p text:style-name="P2"/>
      <text:p text:style-name="P2"/>
      <text:p text:style-name="Standard"/>
      <text:p text:style-name="P1">Admin node :</text:p>
      <text:p text:style-name="Standard"/>
      <text:p text:style-name="Standard">nom machine : <text:s/>golem</text:p>
      <text:p text:style-name="Standard">ip : 192.168.1.51</text:p>
      <text:p text:style-name="Standard">user : <text:s/>ceph</text:p>
      <text:p text:style-name="Standard">mdp : motdepasse</text:p>
      <text:p text:style-name="Standard"/>
      <text:p text:style-name="Standard"/>
      <text:p text:style-name="P1">OSD-0</text:p>
      <text:p text:style-name="Standard"/>
      <text:p text:style-name="Standard">nom machine : carapuce</text:p>
      <text:p text:style-name="Standard">ip : <text:s/>192.168.1.43</text:p>
      <text:p text:style-name="Standard">user : ceph</text:p>
      <text:p text:style-name="Standard">mdp : motdepasse</text:p>
      <text:p text:style-name="Standard"/>
      <text:p text:style-name="P1">OSD-1</text:p>
      <text:p text:style-name="Standard"/>
      <text:p text:style-name="Standard">nom machine : rondoudou</text:p>
      <text:p text:style-name="Standard">ip : <text:s/>192.168.1.29</text:p>
      <text:p text:style-name="Standard">user : cep</text:p>
      <text:p text:style-name="Standard">mdp : <text:s/>motdepasse</text:p>
      <text:p text:style-name="P1"/>
      <text:p text:style-name="P1">Client</text:p>
      <text:p text:style-name="Standard"/>
      <text:p text:style-name="Standard">nom machine : <text:s/>behemot</text:p>
      <text:p text:style-name="Standard">ip : 192.168.1.56</text:p>
      <text:p text:style-name="Standard">user : <text:s/>ceph</text:p>
      <text:p text:style-name="Standard">mdp : <text:s/>motdepasse</text:p>
      <text:p text:style-name="Standard"/>
      <text:p text:style-name="P1">Rapsberry</text:p>
      <text:p text:style-name="Standard"/>
      <text:p text:style-name="Standard">nom machine : <text:s/>framboise</text:p>
      <text:p text:style-name="Standard">ip : <text:s/>89.2.77.23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 </meta:initial-creator>
    <meta:creation-date>2014-02-19T14:06:55</meta:creation-date>
    <dc:date>2014-02-19T15:22:03</dc:date>
    <dc:creator>ant </dc:creator>
    <meta:editing-duration>PT14M8S</meta:editing-duration>
    <meta:editing-cycles>1</meta:editing-cycles>
    <meta:document-statistic meta:table-count="0" meta:image-count="0" meta:object-count="0" meta:page-count="1" meta:paragraph-count="24" meta:word-count="69" meta:character-count="369" meta:non-whitespace-character-count="314"/>
    <meta:generator>LibreOffice/3.5$Linux_X86_64 LibreOffice_project/350m1$Build-2</meta:generator>
  </office:meta>
</office:document-meta>
</file>